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svg:stroke-width="0.051cm" draw:marker-start-width="0.276cm" draw:marker-end-width="0.276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standard">
      <style:graphic-properties svg:stroke-width="0.051cm" draw:marker-start-width="0.276cm" draw:marker-end-width="0.102cm" draw:fill="none" draw:textarea-horizontal-align="justify" draw:textarea-vertical-align="middle" draw:auto-grow-height="false" fo:padding-top="0.15cm" fo:padding-bottom="0.15cm" fo:padding-left="0.275cm" fo:padding-right="0.275cm"/>
    </style:style>
    <style:style style:name="gr4" style:family="graphic" style:parent-style-name="objectwithoutfill">
      <style:graphic-properties draw:marker-end="Arrow" draw:marker-end-width="0.102cm" draw:fill="none" draw:textarea-vertical-align="middl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3.621cm" fo:min-width="0.389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0.404cm" fo:min-width="0.389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889cm" fo:min-width="0.389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687cm" fo:min-width="0.389cm"/>
    </style:style>
    <style:style style:name="gr9" style:family="graphic" style:parent-style-name="objectwithoutfill">
      <style:graphic-properties draw:marker-end="Arrow" draw:marker-end-width="0.3cm" draw:fill="none" draw:textarea-vertical-align="middle"/>
    </style:style>
    <style:style style:name="gr10" style:family="graphic" style:parent-style-name="standard">
      <style:graphic-properties draw:textarea-horizontal-align="justify" draw:textarea-vertical-align="middle" draw:auto-grow-height="false"/>
    </style:style>
    <style:style style:name="gr11" style:family="graphic" style:parent-style-name="objectwithoutfill">
      <style:graphic-properties draw:stroke="solid" draw:stroke-dash="Ultrafine_20_Dashed" draw:fill="none" draw:textarea-vertical-align="middle"/>
    </style:style>
    <style:style style:name="gr12" style:family="graphic" style:parent-style-name="objectwithoutfill">
      <style:graphic-properties draw:fill="none" draw:textarea-vertical-align="middle"/>
    </style:style>
    <style:style style:name="gr13" style:family="graphic" style:parent-style-name="objectwithoutfill">
      <style:graphic-properties draw:stroke="dash" draw:stroke-dash="Ultrafine_20_Dashed" draw:fill="none" draw:textarea-vertical-align="middle"/>
    </style:style>
    <style:style style:name="gr14" style:family="graphic" style:parent-style-name="objectwithoutfill">
      <style:graphic-properties draw:marker-start="Arrow" draw:marker-start-width="0.102cm" draw:marker-end="Arrow" draw:marker-end-width="0.102cm" draw:fill="none" draw:textarea-vertical-align="middle"/>
    </style:style>
    <style:style style:name="gr15" style:family="graphic" style:parent-style-name="standard">
      <style:graphic-properties draw:fill="none" draw:textarea-horizontal-align="justify" draw:textarea-vertical-align="middle" draw:auto-grow-height="false"/>
    </style:style>
    <style:style style:name="gr16" style:family="graphic" style:parent-style-name="standard">
      <style:graphic-properties draw:fill="solid" draw:fill-color="#b3b3b3" draw:textarea-horizontal-align="justify" draw:textarea-vertical-align="middle" draw:auto-grow-height="false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12cm" fo:min-width="0.389cm"/>
    </style:style>
    <style:style style:name="P1" style:family="paragraph">
      <style:paragraph-properties fo:text-align="center"/>
    </style:style>
    <style:style style:name="P2" style:family="paragraph">
      <style:text-properties style:text-position="0% 100%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style:text-position="0% 100%" fo:font-size="18pt" style:font-size-asian="18pt" style:font-size-complex="18pt"/>
    </style:style>
    <style:style style:name="T3" style:family="text">
      <style:text-properties style:text-position="sub 58%"/>
    </style:style>
    <style:style style:name="T4" style:family="text">
      <style:text-properties fo:font-size="14pt" style:font-size-asian="14pt" style:font-size-complex="14pt"/>
    </style:style>
    <style:style style:name="T5" style:family="text">
      <style:text-properties style:text-position="sub 58%" fo:font-size="14pt" style:font-size-asian="14pt" style:font-size-complex="14pt"/>
    </style:style>
    <style:style style:name="T6" style:family="text">
      <style:text-properties fo:font-family="'Liberation Sans'" style:font-style-name="Regular" style:font-family-generic="swiss" style:font-family-asian="'Liberation Sans'" style:font-style-name-asian="Regular" style:font-family-generic-asian="swiss" style:font-family-complex="'Liberation Sans'" style:font-style-name-complex="Regular" style:font-family-generic-complex="swiss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1.27cm" svg:height="1.27cm" svg:x="3.145cm" svg:y="0.98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.145cm" svg:y="2.76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.145cm" svg:y="4.54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1" draw:layer="layout" svg:width="1.27cm" svg:height="1.27cm" svg:x="3.145cm" svg:y="7.20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569cm" svg:height="0.962cm" draw:transform="rotate (1.5707963267949) translate (3.145cm 7.336cm)">
          <draw:text-box>
            <text:p><text:s/>. . .</text:p>
          </draw:text-box>
        </draw:frame>
        <draw:custom-shape draw:style-name="gr3" draw:text-style-name="P1" draw:layer="layout" svg:width="1.27cm" svg:height="1.27cm" svg:x="8.987cm" svg:y="3.65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4" draw:text-style-name="P1" draw:layer="layout" svg:x1="4.415cm" svg:y1="1.621cm" svg:x2="9.114cm" svg:y2="3.78cm">
          <text:p/>
        </draw:line>
        <draw:line draw:style-name="gr4" draw:text-style-name="P1" draw:layer="layout" svg:x1="4.415cm" svg:y1="3.526cm" svg:x2="8.987cm" svg:y2="4.034cm">
          <text:p/>
        </draw:line>
        <draw:line draw:style-name="gr4" draw:text-style-name="P1" draw:layer="layout" svg:x1="4.415cm" svg:y1="4.923cm" svg:x2="8.987cm" svg:y2="4.415cm">
          <text:p/>
        </draw:line>
        <draw:line draw:style-name="gr4" draw:text-style-name="P1" draw:layer="layout" svg:x1="4.542cm" svg:y1="7.844cm" svg:x2="9.114cm" svg:y2="4.669cm">
          <text:p/>
        </draw:line>
        <draw:frame draw:style-name="gr5" draw:layer="layout" svg:width="1.023cm" svg:height="13.871cm" svg:x="2.256cm" svg:y="4.641cm">
          <draw:text-box>
            <text:p>x<text:span text:style-name="T1">2</text:span></text:p>
          </draw:text-box>
        </draw:frame>
        <draw:frame draw:style-name="gr6" draw:layer="layout" svg:width="1.023cm" svg:height="10.654cm" svg:x="2.256cm" svg:y="7.308cm">
          <draw:text-box>
            <text:p>x<text:span text:style-name="T1">k</text:span></text:p>
          </draw:text-box>
        </draw:frame>
        <draw:frame draw:style-name="gr7" draw:layer="layout" svg:width="1.023cm" svg:height="2.139cm" svg:x="2.292cm" svg:y="3.097cm">
          <draw:text-box>
            <text:p>x<text:span text:style-name="T1">1</text:span></text:p>
          </draw:text-box>
        </draw:frame>
        <draw:frame draw:style-name="gr8" draw:layer="layout" svg:width="3.175cm" svg:height="1.171cm" svg:x="0.859cm" svg:y="0.986cm">
          <draw:text-box>
            <text:p>x<text:span text:style-name="T1">0</text:span><text:span text:style-name="T2"> = +1</text:span></text:p>
          </draw:text-box>
        </draw:frame>
        <draw:frame draw:style-name="gr8" draw:text-style-name="P2" draw:layer="layout" svg:width="1.023cm" svg:height="0.962cm" svg:x="10.377cm" svg:y="3.752cm">
          <draw:text-box>
            <text:p><text:span text:style-name="T2">y</text:span></text:p>
          </draw:text-box>
        </draw:frame>
        <draw:frame draw:style-name="gr7" draw:layer="layout" svg:width="1.27cm" svg:height="2.139cm" svg:x="5.558cm" svg:y="1.339cm">
          <draw:text-box>
            <text:p>w<text:span text:style-name="T1">0</text:span></text:p>
          </draw:text-box>
        </draw:frame>
        <draw:frame draw:style-name="gr7" draw:layer="layout" svg:width="1.27cm" svg:height="2.139cm" svg:x="5.558cm" svg:y="2.637cm">
          <draw:text-box>
            <text:p>w<text:span text:style-name="T1">1</text:span></text:p>
          </draw:text-box>
        </draw:frame>
        <draw:frame draw:style-name="gr7" draw:layer="layout" svg:width="1.277cm" svg:height="2.139cm" svg:x="5.678cm" svg:y="4.542cm">
          <draw:text-box>
            <text:p>w<text:span text:style-name="T1">2</text:span></text:p>
          </draw:text-box>
        </draw:frame>
        <draw:frame draw:style-name="gr7" draw:layer="layout" svg:width="1.397cm" svg:height="2.139cm" svg:x="5.812cm" svg:y="6.701cm">
          <draw:text-box>
            <text:p>w<text:span text:style-name="T1">k</text:span></text:p>
          </draw:text-box>
        </draw:frame>
        <draw:line draw:style-name="gr9" draw:text-style-name="P1" draw:layer="layout" svg:x1="12.049cm" svg:y1="9.245cm" svg:x2="19.542cm" svg:y2="9.245cm">
          <text:p/>
        </draw:line>
        <draw:line draw:style-name="gr9" draw:text-style-name="P1" draw:layer="layout" svg:x1="12.043cm" svg:y1="9.255cm" svg:x2="11.984cm" svg:y2="2.072cm">
          <text:p/>
        </draw:line>
        <draw:custom-shape draw:style-name="gr10" draw:text-style-name="P1" draw:layer="layout" svg:width="0.381cm" svg:height="0.381cm" svg:x="15.146cm" svg:y="3.058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1" draw:layer="layout" svg:width="0.381cm" svg:height="0.381cm" svg:x="16.175cm" svg:y="3.34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17.083cm" svg:y="2.7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15.391cm" svg:y="4.75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16.899cm" svg:y="6.166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17.007cm" svg:y="4.574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18.115cm" svg:y="4.882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18.123cm" svg:y="6.39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16.931cm" svg:y="3.69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13.746cm" svg:y="6.86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3.254cm" svg:y="8.17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4.262cm" svg:y="5.68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3.07cm" svg:y="6.3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4.578cm" svg:y="7.7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5.486cm" svg:y="7.40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5.594cm" svg:y="8.51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6.302cm" svg:y="7.7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1" draw:text-style-name="P1" draw:layer="layout" svg:x1="12.873cm" svg:y1="1.31cm" svg:x2="17.572cm" svg:y2="9.184cm">
          <text:p/>
        </draw:line>
        <draw:line draw:style-name="gr12" draw:text-style-name="P1" draw:layer="layout" svg:x1="13.127cm" svg:y1="3.088cm" svg:x2="18.08cm" svg:y2="8.803cm">
          <text:p/>
        </draw:line>
        <draw:line draw:style-name="gr13" draw:text-style-name="P1" draw:layer="layout" svg:x1="13.635cm" svg:y1="2.596cm" svg:x2="18.588cm" svg:y2="8.311cm">
          <text:p/>
        </draw:line>
        <draw:line draw:style-name="gr13" draw:text-style-name="P1" draw:layer="layout" svg:x1="12.643cm" svg:y1="3.504cm" svg:x2="17.596cm" svg:y2="9.219cm">
          <text:p/>
        </draw:line>
        <draw:line draw:style-name="gr14" draw:text-style-name="P1" draw:layer="layout" svg:x1="14.251cm" svg:y1="5.328cm" svg:x2="15.14cm" svg:y2="4.312cm">
          <text:p/>
        </draw:line>
        <draw:frame draw:style-name="gr2" draw:layer="layout" svg:width="1.056cm" svg:height="1.171cm" svg:x="13.381cm" svg:y="1.564cm">
          <draw:text-box>
            <text:p>h<text:span text:style-name="T3">1</text:span></text:p>
          </draw:text-box>
        </draw:frame>
        <draw:frame draw:style-name="gr2" draw:layer="layout" svg:width="1.056cm" svg:height="1.171cm" svg:x="12.492cm" svg:y="2.58cm">
          <draw:text-box>
            <text:p>h<text:span text:style-name="T3">2</text:span></text:p>
          </draw:text-box>
        </draw:frame>
        <draw:frame draw:style-name="gr2" draw:layer="layout" svg:width="1.09cm" svg:height="0.964cm" svg:x="12.452cm" svg:y="3.85cm">
          <draw:text-box>
            <text:p><text:span text:style-name="T4">h</text:span><text:span text:style-name="T5">22</text:span></text:p>
          </draw:text-box>
        </draw:frame>
        <draw:frame draw:style-name="gr2" draw:layer="layout" svg:width="1.09cm" svg:height="0.964cm" svg:x="14.143cm" svg:y="2.834cm">
          <draw:text-box>
            <text:p><text:span text:style-name="T4">h</text:span><text:span text:style-name="T5">21</text:span></text:p>
          </draw:text-box>
        </draw:frame>
        <draw:line draw:style-name="gr9" draw:text-style-name="P1" draw:layer="layout" svg:x1="2.778cm" svg:y1="17.256cm" svg:x2="2.778cm" svg:y2="12.684cm">
          <text:p/>
        </draw:line>
        <draw:line draw:style-name="gr9" draw:text-style-name="P1" draw:layer="layout" svg:x1="2.778cm" svg:y1="17.229cm" svg:x2="7.35cm" svg:y2="17.229cm">
          <text:p/>
        </draw:line>
        <draw:custom-shape draw:style-name="gr10" draw:text-style-name="P1" draw:layer="layout" svg:width="0.381cm" svg:height="0.381cm" svg:x="3.032cm" svg:y="16.24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3.032cm" svg:y="14.843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4.81cm" svg:y="13.065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5.953cm" svg:y="15.986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4.302cm" svg:y="14.208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4.81cm" svg:y="14.84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5" draw:text-style-name="P1" draw:layer="layout" svg:width="1.778cm" svg:height="1.778cm" svg:x="3.921cm" svg:y="13.75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1" draw:layer="layout" svg:width="1.778cm" svg:height="1.016cm" svg:x="7.985cm" svg:y="14.589cm">
          <text:p text:style-name="P1"><text:span text:style-name="T6">Φ</text:span></text:p>
          <draw:enhanced-geometry svg:viewBox="0 0 21600 21600" draw:text-areas="0 ?f0 ?f5 ?f2" draw:type="right-arrow" draw:modifiers="16200 5400" draw:enhanced-path="M 0 ?f0 L ?f1 ?f0 ?f1 0 21600 10800 ?f1 21600 ?f1 ?f2 0 ?f2 Z N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line draw:style-name="gr9" draw:text-style-name="P1" draw:layer="layout" svg:x1="11.922cm" svg:y1="17.129cm" svg:x2="11.922cm" svg:y2="12.557cm">
          <text:p/>
        </draw:line>
        <draw:line draw:style-name="gr9" draw:text-style-name="P1" draw:layer="layout" svg:x1="11.922cm" svg:y1="17.102cm" svg:x2="16.494cm" svg:y2="17.102cm">
          <text:p/>
        </draw:line>
        <draw:custom-shape draw:style-name="gr10" draw:text-style-name="P1" draw:layer="layout" svg:width="0.381cm" svg:height="0.381cm" svg:x="14.716cm" svg:y="13.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5.605cm" svg:y="14.20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3.954cm" svg:y="12.938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5.097cm" svg:y="15.859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0" draw:text-style-name="P1" draw:layer="layout" svg:width="0.381cm" svg:height="0.381cm" svg:x="12.557cm" svg:y="15.605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0" draw:text-style-name="P1" draw:layer="layout" svg:width="0.381cm" svg:height="0.381cm" svg:x="13.446cm" svg:y="16.113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line draw:style-name="gr12" draw:text-style-name="P1" draw:layer="layout" svg:x1="13.065cm" svg:y1="13.319cm" svg:x2="14.97cm" svg:y2="16.621cm">
          <text:p/>
        </draw:line>
        <draw:frame draw:style-name="gr17" draw:layer="layout" svg:width="1.397cm" svg:height="0.962cm" svg:x="12.303cm" svg:y="12.557cm">
          <draw:text-box>
            <text:p>h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US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WenQuanYi Micro Hei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nabajeet </meta:initial-creator>
    <meta:creation-date>2014-04-07T02:37:57</meta:creation-date>
    <dc:date>2014-04-08T13:28:54</dc:date>
    <dc:creator>nabajeet </dc:creator>
    <meta:editing-duration>P0D</meta:editing-duration>
    <meta:editing-cycles>3</meta:editing-cycles>
    <meta:generator>LibreOffice/3.5$Linux_x86 LibreOffice_project/350m1$Build-2</meta:generator>
    <meta:document-statistic meta:object-count="67"/>
  </office:meta>
</office:document-meta>
</file>